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355cm"/>
    </style:style>
    <style:style style:name="co9" style:family="table-column">
      <style:table-column-properties fo:break-before="auto" style:column-width="3.71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formula="of:=1" office:value-type="float" office:value="1">
            <text:p>1</text:p>
          </table:table-cell>
          <table:table-cell table:style-name="ce1" table:formula="of:=[.B1]*365" office:value-type="float" office:value="365">
            <text:p>3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]*[.$C$1]+FLOOR(([.A2]+1)/4;1)*[.$B$1]" office:value-type="float" office:value="0">
            <text:p>0</text:p>
          </table:table-cell>
          <table:table-cell table:formula="of:=[.A2]*[.$C$1]+(([.A2]+1)/4)*[.$B$1]" office:value-type="float" office:value="0.25">
            <text:p>0,25</text:p>
          </table:table-cell>
          <table:table-cell table:formula="of:=[.A2]*[.$C$1]+[.$B$1]*[.A2]*0.25+[.$B$1]*0.25" office:value-type="float" office:value="0.25">
            <text:p>0,25</text:p>
          </table:table-cell>
          <table:table-cell table:formula="of:=(0.25*[.$B$1]+[.$C$1])*[.A2]+0.25*[.$B$1]" office:value-type="float" office:value="0.25">
            <text:p>0,25</text:p>
          </table:table-cell>
          <table:table-cell/>
          <table:table-cell table:formula="of:=([.E2]-0.25*[.$B$1])/(0.25*[.$B$1]+[.$C$1])" office:value-type="float" office:value="0">
            <text:p>0</text:p>
          </table:table-cell>
          <table:table-cell table:style-name="ce1" table:formula="of:=([.B2]-0.25*[.$B$1])/(0.25*[.$B$1]+[.$C$1])" office:value-type="float" office:value="-0.000684462696783025">
            <text:p>-0,00068446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*[.$C$1]+FLOOR(([.A3]+1)/4;1)*[.$B$1]" office:value-type="float" office:value="365">
            <text:p>365</text:p>
          </table:table-cell>
          <table:table-cell table:formula="of:=[.A3]*[.$C$1]+(([.A3]+1)/4)*[.$B$1]" office:value-type="float" office:value="365.5">
            <text:p>365,50</text:p>
          </table:table-cell>
          <table:table-cell table:formula="of:=[.A3]*[.$C$1]+[.$B$1]*[.A3]*0.25+[.$B$1]*0.25" office:value-type="float" office:value="365.5">
            <text:p>365,50</text:p>
          </table:table-cell>
          <table:table-cell table:formula="of:=(0.25*[.$B$1]+[.$C$1])*[.A3]+0.25*[.$B$1]" office:value-type="float" office:value="365.5">
            <text:p>365,50</text:p>
          </table:table-cell>
          <table:table-cell/>
          <table:table-cell table:formula="of:=([.E3]-0.25*[.$B$1])/(0.25*[.$B$1]+[.$C$1])" office:value-type="float" office:value="1">
            <text:p>1</text:p>
          </table:table-cell>
          <table:table-cell table:style-name="ce1" table:formula="of:=([.B3]-0.25*[.$B$1])/(0.25*[.$B$1]+[.$C$1])" office:value-type="float" office:value="0.998631074606434">
            <text:p>0,9986310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*[.$C$1]+FLOOR(([.A4]+1)/4;1)*[.$B$1]" office:value-type="float" office:value="730">
            <text:p>730</text:p>
          </table:table-cell>
          <table:table-cell table:formula="of:=[.A4]*[.$C$1]+(([.A4]+1)/4)*[.$B$1]" office:value-type="float" office:value="730.75">
            <text:p>730,75</text:p>
          </table:table-cell>
          <table:table-cell table:formula="of:=[.A4]*[.$C$1]+[.$B$1]*[.A4]*0.25+[.$B$1]*0.25" office:value-type="float" office:value="730.75">
            <text:p>730,75</text:p>
          </table:table-cell>
          <table:table-cell table:formula="of:=(0.25*[.$B$1]+[.$C$1])*[.A4]+0.25*[.$B$1]" office:value-type="float" office:value="730.75">
            <text:p>730,75</text:p>
          </table:table-cell>
          <table:table-cell/>
          <table:table-cell table:formula="of:=([.E4]-0.25*[.$B$1])/(0.25*[.$B$1]+[.$C$1])" office:value-type="float" office:value="2">
            <text:p>2</text:p>
          </table:table-cell>
          <table:table-cell table:style-name="ce1" table:formula="of:=([.B4]-0.25*[.$B$1])/(0.25*[.$B$1]+[.$C$1])" office:value-type="float" office:value="1.99794661190965">
            <text:p>1,99794661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5]*[.$C$1]+FLOOR(([.A5]+1)/4;1)*[.$B$1]" office:value-type="float" office:value="1096">
            <text:p>1096</text:p>
          </table:table-cell>
          <table:table-cell table:formula="of:=[.A5]*[.$C$1]+(([.A5]+1)/4)*[.$B$1]" office:value-type="float" office:value="1096">
            <text:p>1096,00</text:p>
          </table:table-cell>
          <table:table-cell table:formula="of:=[.A5]*[.$C$1]+[.$B$1]*[.A5]*0.25+[.$B$1]*0.25" office:value-type="float" office:value="1096">
            <text:p>1096,00</text:p>
          </table:table-cell>
          <table:table-cell table:formula="of:=(0.25*[.$B$1]+[.$C$1])*[.A5]+0.25*[.$B$1]" office:value-type="float" office:value="1096">
            <text:p>1096,00</text:p>
          </table:table-cell>
          <table:table-cell/>
          <table:table-cell table:formula="of:=([.E5]-0.25*[.$B$1])/(0.25*[.$B$1]+[.$C$1])" office:value-type="float" office:value="3">
            <text:p>3</text:p>
          </table:table-cell>
          <table:table-cell table:style-name="ce1" table:formula="of:=([.B5]-0.25*[.$B$1])/(0.25*[.$B$1]+[.$C$1]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6]*[.$C$1]+FLOOR(([.A6]+1)/4;1)*[.$B$1]" office:value-type="float" office:value="1461">
            <text:p>1461</text:p>
          </table:table-cell>
          <table:table-cell table:formula="of:=[.A6]*[.$C$1]+(([.A6]+1)/4)*[.$B$1]" office:value-type="float" office:value="1461.25">
            <text:p>1461,25</text:p>
          </table:table-cell>
          <table:table-cell table:formula="of:=[.A6]*[.$C$1]+[.$B$1]*[.A6]*0.25+[.$B$1]*0.25" office:value-type="float" office:value="1461.25">
            <text:p>1461,25</text:p>
          </table:table-cell>
          <table:table-cell table:formula="of:=(0.25*[.$B$1]+[.$C$1])*[.A6]+0.25*[.$B$1]" office:value-type="float" office:value="1461.25">
            <text:p>1461,25</text:p>
          </table:table-cell>
          <table:table-cell/>
          <table:table-cell table:formula="of:=([.E6]-0.25*[.$B$1])/(0.25*[.$B$1]+[.$C$1])" office:value-type="float" office:value="4">
            <text:p>4</text:p>
          </table:table-cell>
          <table:table-cell table:style-name="ce1" table:formula="of:=([.B6]-0.25*[.$B$1])/(0.25*[.$B$1]+[.$C$1])" office:value-type="float" office:value="3.99931553730322">
            <text:p>3,9993155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7]*[.$C$1]+FLOOR(([.A7]+1)/4;1)*[.$B$1]" office:value-type="float" office:value="1826">
            <text:p>1826</text:p>
          </table:table-cell>
          <table:table-cell table:formula="of:=[.A7]*[.$C$1]+(([.A7]+1)/4)*[.$B$1]" office:value-type="float" office:value="1826.5">
            <text:p>1826,50</text:p>
          </table:table-cell>
          <table:table-cell table:formula="of:=[.A7]*[.$C$1]+[.$B$1]*[.A7]*0.25+[.$B$1]*0.25" office:value-type="float" office:value="1826.5">
            <text:p>1826,50</text:p>
          </table:table-cell>
          <table:table-cell table:formula="of:=(0.25*[.$B$1]+[.$C$1])*[.A7]+0.25*[.$B$1]" office:value-type="float" office:value="1826.5">
            <text:p>1826,50</text:p>
          </table:table-cell>
          <table:table-cell/>
          <table:table-cell table:formula="of:=([.E7]-0.25*[.$B$1])/(0.25*[.$B$1]+[.$C$1])" office:value-type="float" office:value="5">
            <text:p>5</text:p>
          </table:table-cell>
          <table:table-cell table:style-name="ce1" table:formula="of:=([.B7]-0.25*[.$B$1])/(0.25*[.$B$1]+[.$C$1])" office:value-type="float" office:value="4.99863107460643">
            <text:p>4,99863107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*[.$C$1]+FLOOR(([.A8]+1)/4;1)*[.$B$1]" office:value-type="float" office:value="2191">
            <text:p>2191</text:p>
          </table:table-cell>
          <table:table-cell table:formula="of:=[.A8]*[.$C$1]+(([.A8]+1)/4)*[.$B$1]" office:value-type="float" office:value="2191.75">
            <text:p>2191,75</text:p>
          </table:table-cell>
          <table:table-cell table:formula="of:=[.A8]*[.$C$1]+[.$B$1]*[.A8]*0.25+[.$B$1]*0.25" office:value-type="float" office:value="2191.75">
            <text:p>2191,75</text:p>
          </table:table-cell>
          <table:table-cell table:formula="of:=(0.25*[.$B$1]+[.$C$1])*[.A8]+0.25*[.$B$1]" office:value-type="float" office:value="2191.75">
            <text:p>2191,75</text:p>
          </table:table-cell>
          <table:table-cell/>
          <table:table-cell table:formula="of:=([.E8]-0.25*[.$B$1])/(0.25*[.$B$1]+[.$C$1])" office:value-type="float" office:value="6">
            <text:p>6</text:p>
          </table:table-cell>
          <table:table-cell table:style-name="ce1" table:formula="of:=([.B8]-0.25*[.$B$1])/(0.25*[.$B$1]+[.$C$1])" office:value-type="float" office:value="5.99794661190965">
            <text:p>5,997946611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9]*[.$C$1]+FLOOR(([.A9]+1)/4;1)*[.$B$1]" office:value-type="float" office:value="2557">
            <text:p>2557</text:p>
          </table:table-cell>
          <table:table-cell table:formula="of:=[.A9]*[.$C$1]+(([.A9]+1)/4)*[.$B$1]" office:value-type="float" office:value="2557">
            <text:p>2557,00</text:p>
          </table:table-cell>
          <table:table-cell table:formula="of:=[.A9]*[.$C$1]+[.$B$1]*[.A9]*0.25+[.$B$1]*0.25" office:value-type="float" office:value="2557">
            <text:p>2557,00</text:p>
          </table:table-cell>
          <table:table-cell table:formula="of:=(0.25*[.$B$1]+[.$C$1])*[.A9]+0.25*[.$B$1]" office:value-type="float" office:value="2557">
            <text:p>2557,00</text:p>
          </table:table-cell>
          <table:table-cell/>
          <table:table-cell table:formula="of:=([.E9]-0.25*[.$B$1])/(0.25*[.$B$1]+[.$C$1])" office:value-type="float" office:value="7">
            <text:p>7</text:p>
          </table:table-cell>
          <table:table-cell table:style-name="ce1" table:formula="of:=([.B9]-0.25*[.$B$1])/(0.25*[.$B$1]+[.$C$1])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0]*[.$C$1]+FLOOR(([.A10]+1)/4;1)*[.$B$1]" office:value-type="float" office:value="2922">
            <text:p>2922</text:p>
          </table:table-cell>
          <table:table-cell table:formula="of:=[.A10]*[.$C$1]+(([.A10]+1)/4)*[.$B$1]" office:value-type="float" office:value="2922.25">
            <text:p>2922,25</text:p>
          </table:table-cell>
          <table:table-cell table:formula="of:=[.A10]*[.$C$1]+[.$B$1]*[.A10]*0.25+[.$B$1]*0.25" office:value-type="float" office:value="2922.25">
            <text:p>2922,25</text:p>
          </table:table-cell>
          <table:table-cell table:formula="of:=(0.25*[.$B$1]+[.$C$1])*[.A10]+0.25*[.$B$1]" office:value-type="float" office:value="2922.25">
            <text:p>2922,25</text:p>
          </table:table-cell>
          <table:table-cell/>
          <table:table-cell table:formula="of:=([.E10]-0.25*[.$B$1])/(0.25*[.$B$1]+[.$C$1])" office:value-type="float" office:value="8">
            <text:p>8</text:p>
          </table:table-cell>
          <table:table-cell table:style-name="ce1" table:formula="of:=([.B10]-0.25*[.$B$1])/(0.25*[.$B$1]+[.$C$1])" office:value-type="float" office:value="7.99931553730322">
            <text:p>7,99931553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1]*[.$C$1]+FLOOR(([.A11]+1)/4;1)*[.$B$1]" office:value-type="float" office:value="3287">
            <text:p>3287</text:p>
          </table:table-cell>
          <table:table-cell table:formula="of:=[.A11]*[.$C$1]+(([.A11]+1)/4)*[.$B$1]" office:value-type="float" office:value="3287.5">
            <text:p>3287,50</text:p>
          </table:table-cell>
          <table:table-cell table:formula="of:=[.A11]*[.$C$1]+[.$B$1]*[.A11]*0.25+[.$B$1]*0.25" office:value-type="float" office:value="3287.5">
            <text:p>3287,50</text:p>
          </table:table-cell>
          <table:table-cell table:formula="of:=(0.25*[.$B$1]+[.$C$1])*[.A11]+0.25*[.$B$1]" office:value-type="float" office:value="3287.5">
            <text:p>3287,50</text:p>
          </table:table-cell>
          <table:table-cell/>
          <table:table-cell table:formula="of:=([.E11]-0.25*[.$B$1])/(0.25*[.$B$1]+[.$C$1])" office:value-type="float" office:value="9">
            <text:p>9</text:p>
          </table:table-cell>
          <table:table-cell table:style-name="ce1" table:formula="of:=([.B11]-0.25*[.$B$1])/(0.25*[.$B$1]+[.$C$1])" office:value-type="float" office:value="8.99863107460643">
            <text:p>8,99863107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2]*[.$C$1]+FLOOR(([.A12]+1)/4;1)*[.$B$1]" office:value-type="float" office:value="3652">
            <text:p>3652</text:p>
          </table:table-cell>
          <table:table-cell table:formula="of:=[.A12]*[.$C$1]+(([.A12]+1)/4)*[.$B$1]" office:value-type="float" office:value="3652.75">
            <text:p>3652,75</text:p>
          </table:table-cell>
          <table:table-cell table:formula="of:=[.A12]*[.$C$1]+[.$B$1]*[.A12]*0.25+[.$B$1]*0.25" office:value-type="float" office:value="3652.75">
            <text:p>3652,75</text:p>
          </table:table-cell>
          <table:table-cell table:formula="of:=(0.25*[.$B$1]+[.$C$1])*[.A12]+0.25*[.$B$1]" office:value-type="float" office:value="3652.75">
            <text:p>3652,75</text:p>
          </table:table-cell>
          <table:table-cell/>
          <table:table-cell table:formula="of:=([.E12]-0.25*[.$B$1])/(0.25*[.$B$1]+[.$C$1])" office:value-type="float" office:value="10">
            <text:p>10</text:p>
          </table:table-cell>
          <table:table-cell table:style-name="ce1" table:formula="of:=([.B12]-0.25*[.$B$1])/(0.25*[.$B$1]+[.$C$1])" office:value-type="float" office:value="9.99794661190965">
            <text:p>9,99794661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3]*[.$C$1]+FLOOR(([.A13]+1)/4;1)*[.$B$1]" office:value-type="float" office:value="4018">
            <text:p>4018</text:p>
          </table:table-cell>
          <table:table-cell table:formula="of:=[.A13]*[.$C$1]+(([.A13]+1)/4)*[.$B$1]" office:value-type="float" office:value="4018">
            <text:p>4018,00</text:p>
          </table:table-cell>
          <table:table-cell table:formula="of:=[.A13]*[.$C$1]+[.$B$1]*[.A13]*0.25+[.$B$1]*0.25" office:value-type="float" office:value="4018">
            <text:p>4018,00</text:p>
          </table:table-cell>
          <table:table-cell table:formula="of:=(0.25*[.$B$1]+[.$C$1])*[.A13]+0.25*[.$B$1]" office:value-type="float" office:value="4018">
            <text:p>4018,00</text:p>
          </table:table-cell>
          <table:table-cell/>
          <table:table-cell table:formula="of:=([.E13]-0.25*[.$B$1])/(0.25*[.$B$1]+[.$C$1])" office:value-type="float" office:value="11">
            <text:p>11</text:p>
          </table:table-cell>
          <table:table-cell table:style-name="ce1" table:formula="of:=([.B13]-0.25*[.$B$1])/(0.25*[.$B$1]+[.$C$1])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4]*[.$C$1]+FLOOR(([.A14]+1)/4;1)*[.$B$1]" office:value-type="float" office:value="4383">
            <text:p>4383</text:p>
          </table:table-cell>
          <table:table-cell table:formula="of:=[.A14]*[.$C$1]+(([.A14]+1)/4)*[.$B$1]" office:value-type="float" office:value="4383.25">
            <text:p>4383,25</text:p>
          </table:table-cell>
          <table:table-cell table:formula="of:=[.A14]*[.$C$1]+[.$B$1]*[.A14]*0.25+[.$B$1]*0.25" office:value-type="float" office:value="4383.25">
            <text:p>4383,25</text:p>
          </table:table-cell>
          <table:table-cell table:formula="of:=(0.25*[.$B$1]+[.$C$1])*[.A14]+0.25*[.$B$1]" office:value-type="float" office:value="4383.25">
            <text:p>4383,25</text:p>
          </table:table-cell>
          <table:table-cell/>
          <table:table-cell table:formula="of:=([.E14]-0.25*[.$B$1])/(0.25*[.$B$1]+[.$C$1])" office:value-type="float" office:value="12">
            <text:p>12</text:p>
          </table:table-cell>
          <table:table-cell table:style-name="ce1" table:formula="of:=([.B14]-0.25*[.$B$1])/(0.25*[.$B$1]+[.$C$1])" office:value-type="float" office:value="11.9993155373032">
            <text:p>11,99931553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5]*[.$C$1]+FLOOR(([.A15]+1)/4;1)*[.$B$1]" office:value-type="float" office:value="4748">
            <text:p>4748</text:p>
          </table:table-cell>
          <table:table-cell table:formula="of:=[.A15]*[.$C$1]+(([.A15]+1)/4)*[.$B$1]" office:value-type="float" office:value="4748.5">
            <text:p>4748,50</text:p>
          </table:table-cell>
          <table:table-cell table:formula="of:=[.A15]*[.$C$1]+[.$B$1]*[.A15]*0.25+[.$B$1]*0.25" office:value-type="float" office:value="4748.5">
            <text:p>4748,50</text:p>
          </table:table-cell>
          <table:table-cell table:formula="of:=(0.25*[.$B$1]+[.$C$1])*[.A15]+0.25*[.$B$1]" office:value-type="float" office:value="4748.5">
            <text:p>4748,50</text:p>
          </table:table-cell>
          <table:table-cell/>
          <table:table-cell table:formula="of:=([.E15]-0.25*[.$B$1])/(0.25*[.$B$1]+[.$C$1])" office:value-type="float" office:value="13">
            <text:p>13</text:p>
          </table:table-cell>
          <table:table-cell table:style-name="ce1" table:formula="of:=([.B15]-0.25*[.$B$1])/(0.25*[.$B$1]+[.$C$1])" office:value-type="float" office:value="12.9986310746064">
            <text:p>12,99863107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6]*[.$C$1]+FLOOR(([.A16]+1)/4;1)*[.$B$1]" office:value-type="float" office:value="5113">
            <text:p>5113</text:p>
          </table:table-cell>
          <table:table-cell table:formula="of:=[.A16]*[.$C$1]+(([.A16]+1)/4)*[.$B$1]" office:value-type="float" office:value="5113.75">
            <text:p>5113,75</text:p>
          </table:table-cell>
          <table:table-cell table:formula="of:=[.A16]*[.$C$1]+[.$B$1]*[.A16]*0.25+[.$B$1]*0.25" office:value-type="float" office:value="5113.75">
            <text:p>5113,75</text:p>
          </table:table-cell>
          <table:table-cell table:formula="of:=(0.25*[.$B$1]+[.$C$1])*[.A16]+0.25*[.$B$1]" office:value-type="float" office:value="5113.75">
            <text:p>5113,75</text:p>
          </table:table-cell>
          <table:table-cell/>
          <table:table-cell table:formula="of:=([.E16]-0.25*[.$B$1])/(0.25*[.$B$1]+[.$C$1])" office:value-type="float" office:value="14">
            <text:p>14</text:p>
          </table:table-cell>
          <table:table-cell table:style-name="ce1" table:formula="of:=([.B16]-0.25*[.$B$1])/(0.25*[.$B$1]+[.$C$1])" office:value-type="float" office:value="13.9979466119097">
            <text:p>13,99794661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7]*[.$C$1]+FLOOR(([.A17]+1)/4;1)*[.$B$1]" office:value-type="float" office:value="5479">
            <text:p>5479</text:p>
          </table:table-cell>
          <table:table-cell table:formula="of:=[.A17]*[.$C$1]+(([.A17]+1)/4)*[.$B$1]" office:value-type="float" office:value="5479">
            <text:p>5479,00</text:p>
          </table:table-cell>
          <table:table-cell table:formula="of:=[.A17]*[.$C$1]+[.$B$1]*[.A17]*0.25+[.$B$1]*0.25" office:value-type="float" office:value="5479">
            <text:p>5479,00</text:p>
          </table:table-cell>
          <table:table-cell table:formula="of:=(0.25*[.$B$1]+[.$C$1])*[.A17]+0.25*[.$B$1]" office:value-type="float" office:value="5479">
            <text:p>5479,00</text:p>
          </table:table-cell>
          <table:table-cell/>
          <table:table-cell table:formula="of:=([.E17]-0.25*[.$B$1])/(0.25*[.$B$1]+[.$C$1])" office:value-type="float" office:value="15">
            <text:p>15</text:p>
          </table:table-cell>
          <table:table-cell table:style-name="ce1" table:formula="of:=([.B17]-0.25*[.$B$1])/(0.25*[.$B$1]+[.$C$1])"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8]*[.$C$1]+FLOOR(([.A18]+1)/4;1)*[.$B$1]" office:value-type="float" office:value="5844">
            <text:p>5844</text:p>
          </table:table-cell>
          <table:table-cell table:formula="of:=[.A18]*[.$C$1]+(([.A18]+1)/4)*[.$B$1]" office:value-type="float" office:value="5844.25">
            <text:p>5844,25</text:p>
          </table:table-cell>
          <table:table-cell table:formula="of:=[.A18]*[.$C$1]+[.$B$1]*[.A18]*0.25+[.$B$1]*0.25" office:value-type="float" office:value="5844.25">
            <text:p>5844,25</text:p>
          </table:table-cell>
          <table:table-cell table:formula="of:=(0.25*[.$B$1]+[.$C$1])*[.A18]+0.25*[.$B$1]" office:value-type="float" office:value="5844.25">
            <text:p>5844,25</text:p>
          </table:table-cell>
          <table:table-cell/>
          <table:table-cell table:formula="of:=([.E18]-0.25*[.$B$1])/(0.25*[.$B$1]+[.$C$1])" office:value-type="float" office:value="16">
            <text:p>16</text:p>
          </table:table-cell>
          <table:table-cell table:style-name="ce1" table:formula="of:=([.B18]-0.25*[.$B$1])/(0.25*[.$B$1]+[.$C$1])" office:value-type="float" office:value="15.9993155373032">
            <text:p>15,99931553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9]*[.$C$1]+FLOOR(([.A19]+1)/4;1)*[.$B$1]" office:value-type="float" office:value="6209">
            <text:p>6209</text:p>
          </table:table-cell>
          <table:table-cell table:formula="of:=[.A19]*[.$C$1]+(([.A19]+1)/4)*[.$B$1]" office:value-type="float" office:value="6209.5">
            <text:p>6209,50</text:p>
          </table:table-cell>
          <table:table-cell table:formula="of:=[.A19]*[.$C$1]+[.$B$1]*[.A19]*0.25+[.$B$1]*0.25" office:value-type="float" office:value="6209.5">
            <text:p>6209,50</text:p>
          </table:table-cell>
          <table:table-cell table:formula="of:=(0.25*[.$B$1]+[.$C$1])*[.A19]+0.25*[.$B$1]" office:value-type="float" office:value="6209.5">
            <text:p>6209,50</text:p>
          </table:table-cell>
          <table:table-cell/>
          <table:table-cell table:formula="of:=([.E19]-0.25*[.$B$1])/(0.25*[.$B$1]+[.$C$1])" office:value-type="float" office:value="17">
            <text:p>17</text:p>
          </table:table-cell>
          <table:table-cell table:style-name="ce1" table:formula="of:=([.B19]-0.25*[.$B$1])/(0.25*[.$B$1]+[.$C$1])" office:value-type="float" office:value="16.9986310746064">
            <text:p>16,99863107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0]*[.$C$1]+FLOOR(([.A20]+1)/4;1)*[.$B$1]" office:value-type="float" office:value="6574">
            <text:p>6574</text:p>
          </table:table-cell>
          <table:table-cell table:formula="of:=[.A20]*[.$C$1]+(([.A20]+1)/4)*[.$B$1]" office:value-type="float" office:value="6574.75">
            <text:p>6574,75</text:p>
          </table:table-cell>
          <table:table-cell table:formula="of:=[.A20]*[.$C$1]+[.$B$1]*[.A20]*0.25+[.$B$1]*0.25" office:value-type="float" office:value="6574.75">
            <text:p>6574,75</text:p>
          </table:table-cell>
          <table:table-cell table:formula="of:=(0.25*[.$B$1]+[.$C$1])*[.A20]+0.25*[.$B$1]" office:value-type="float" office:value="6574.75">
            <text:p>6574,75</text:p>
          </table:table-cell>
          <table:table-cell/>
          <table:table-cell table:formula="of:=([.E20]-0.25*[.$B$1])/(0.25*[.$B$1]+[.$C$1])" office:value-type="float" office:value="18">
            <text:p>18</text:p>
          </table:table-cell>
          <table:table-cell table:style-name="ce1" table:formula="of:=([.B20]-0.25*[.$B$1])/(0.25*[.$B$1]+[.$C$1])" office:value-type="float" office:value="17.9979466119097">
            <text:p>17,99794661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1]*[.$C$1]+FLOOR(([.A21]+1)/4;1)*[.$B$1]" office:value-type="float" office:value="6940">
            <text:p>6940</text:p>
          </table:table-cell>
          <table:table-cell table:formula="of:=[.A21]*[.$C$1]+(([.A21]+1)/4)*[.$B$1]" office:value-type="float" office:value="6940">
            <text:p>6940,00</text:p>
          </table:table-cell>
          <table:table-cell table:formula="of:=[.A21]*[.$C$1]+[.$B$1]*[.A21]*0.25+[.$B$1]*0.25" office:value-type="float" office:value="6940">
            <text:p>6940,00</text:p>
          </table:table-cell>
          <table:table-cell table:formula="of:=(0.25*[.$B$1]+[.$C$1])*[.A21]+0.25*[.$B$1]" office:value-type="float" office:value="6940">
            <text:p>6940,00</text:p>
          </table:table-cell>
          <table:table-cell/>
          <table:table-cell table:formula="of:=([.E21]-0.25*[.$B$1])/(0.25*[.$B$1]+[.$C$1])" office:value-type="float" office:value="19">
            <text:p>19</text:p>
          </table:table-cell>
          <table:table-cell table:style-name="ce1" table:formula="of:=([.B21]-0.25*[.$B$1])/(0.25*[.$B$1]+[.$C$1])"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2]*[.$C$1]+FLOOR(([.A22]+1)/4;1)*[.$B$1]" office:value-type="float" office:value="7305">
            <text:p>7305</text:p>
          </table:table-cell>
          <table:table-cell table:formula="of:=[.A22]*[.$C$1]+(([.A22]+1)/4)*[.$B$1]" office:value-type="float" office:value="7305.25">
            <text:p>7305,25</text:p>
          </table:table-cell>
          <table:table-cell table:formula="of:=[.A22]*[.$C$1]+[.$B$1]*[.A22]*0.25+[.$B$1]*0.25" office:value-type="float" office:value="7305.25">
            <text:p>7305,25</text:p>
          </table:table-cell>
          <table:table-cell table:formula="of:=(0.25*[.$B$1]+[.$C$1])*[.A22]+0.25*[.$B$1]" office:value-type="float" office:value="7305.25">
            <text:p>7305,25</text:p>
          </table:table-cell>
          <table:table-cell/>
          <table:table-cell table:formula="of:=([.E22]-0.25*[.$B$1])/(0.25*[.$B$1]+[.$C$1])" office:value-type="float" office:value="20">
            <text:p>20</text:p>
          </table:table-cell>
          <table:table-cell table:style-name="ce1" table:formula="of:=([.B22]-0.25*[.$B$1])/(0.25*[.$B$1]+[.$C$1])" office:value-type="float" office:value="19.9993155373032">
            <text:p>19,99931553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3]*[.$C$1]+FLOOR(([.A23]+1)/4;1)*[.$B$1]" office:value-type="float" office:value="7670">
            <text:p>7670</text:p>
          </table:table-cell>
          <table:table-cell table:formula="of:=[.A23]*[.$C$1]+(([.A23]+1)/4)*[.$B$1]" office:value-type="float" office:value="7670.5">
            <text:p>7670,50</text:p>
          </table:table-cell>
          <table:table-cell table:formula="of:=[.A23]*[.$C$1]+[.$B$1]*[.A23]*0.25+[.$B$1]*0.25" office:value-type="float" office:value="7670.5">
            <text:p>7670,50</text:p>
          </table:table-cell>
          <table:table-cell table:formula="of:=(0.25*[.$B$1]+[.$C$1])*[.A23]+0.25*[.$B$1]" office:value-type="float" office:value="7670.5">
            <text:p>7670,50</text:p>
          </table:table-cell>
          <table:table-cell/>
          <table:table-cell table:formula="of:=([.E23]-0.25*[.$B$1])/(0.25*[.$B$1]+[.$C$1])" office:value-type="float" office:value="21">
            <text:p>21</text:p>
          </table:table-cell>
          <table:table-cell table:style-name="ce1" table:formula="of:=([.B23]-0.25*[.$B$1])/(0.25*[.$B$1]+[.$C$1])" office:value-type="float" office:value="20.9986310746064">
            <text:p>20,99863107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4]*[.$C$1]+FLOOR(([.A24]+1)/4;1)*[.$B$1]" office:value-type="float" office:value="8035">
            <text:p>8035</text:p>
          </table:table-cell>
          <table:table-cell table:formula="of:=[.A24]*[.$C$1]+(([.A24]+1)/4)*[.$B$1]" office:value-type="float" office:value="8035.75">
            <text:p>8035,75</text:p>
          </table:table-cell>
          <table:table-cell table:formula="of:=[.A24]*[.$C$1]+[.$B$1]*[.A24]*0.25+[.$B$1]*0.25" office:value-type="float" office:value="8035.75">
            <text:p>8035,75</text:p>
          </table:table-cell>
          <table:table-cell table:formula="of:=(0.25*[.$B$1]+[.$C$1])*[.A24]+0.25*[.$B$1]" office:value-type="float" office:value="8035.75">
            <text:p>8035,75</text:p>
          </table:table-cell>
          <table:table-cell/>
          <table:table-cell table:formula="of:=([.E24]-0.25*[.$B$1])/(0.25*[.$B$1]+[.$C$1])" office:value-type="float" office:value="22">
            <text:p>22</text:p>
          </table:table-cell>
          <table:table-cell table:style-name="ce1" table:formula="of:=([.B24]-0.25*[.$B$1])/(0.25*[.$B$1]+[.$C$1])" office:value-type="float" office:value="21.9979466119096">
            <text:p>21,99794661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5]*[.$C$1]+FLOOR(([.A25]+1)/4;1)*[.$B$1]" office:value-type="float" office:value="8401">
            <text:p>8401</text:p>
          </table:table-cell>
          <table:table-cell table:formula="of:=[.A25]*[.$C$1]+(([.A25]+1)/4)*[.$B$1]" office:value-type="float" office:value="8401">
            <text:p>8401,00</text:p>
          </table:table-cell>
          <table:table-cell table:formula="of:=[.A25]*[.$C$1]+[.$B$1]*[.A25]*0.25+[.$B$1]*0.25" office:value-type="float" office:value="8401">
            <text:p>8401,00</text:p>
          </table:table-cell>
          <table:table-cell table:formula="of:=(0.25*[.$B$1]+[.$C$1])*[.A25]+0.25*[.$B$1]" office:value-type="float" office:value="8401">
            <text:p>8401,00</text:p>
          </table:table-cell>
          <table:table-cell/>
          <table:table-cell table:formula="of:=([.E25]-0.25*[.$B$1])/(0.25*[.$B$1]+[.$C$1])" office:value-type="float" office:value="23">
            <text:p>23</text:p>
          </table:table-cell>
          <table:table-cell table:style-name="ce1" table:formula="of:=([.B25]-0.25*[.$B$1])/(0.25*[.$B$1]+[.$C$1])"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6]*[.$C$1]+FLOOR(([.A26]+1)/4;1)*[.$B$1]" office:value-type="float" office:value="8766">
            <text:p>8766</text:p>
          </table:table-cell>
          <table:table-cell table:formula="of:=[.A26]*[.$C$1]+(([.A26]+1)/4)*[.$B$1]" office:value-type="float" office:value="8766.25">
            <text:p>8766,25</text:p>
          </table:table-cell>
          <table:table-cell table:formula="of:=[.A26]*[.$C$1]+[.$B$1]*[.A26]*0.25+[.$B$1]*0.25" office:value-type="float" office:value="8766.25">
            <text:p>8766,25</text:p>
          </table:table-cell>
          <table:table-cell table:formula="of:=(0.25*[.$B$1]+[.$C$1])*[.A26]+0.25*[.$B$1]" office:value-type="float" office:value="8766.25">
            <text:p>8766,25</text:p>
          </table:table-cell>
          <table:table-cell/>
          <table:table-cell table:formula="of:=([.E26]-0.25*[.$B$1])/(0.25*[.$B$1]+[.$C$1])" office:value-type="float" office:value="24">
            <text:p>24</text:p>
          </table:table-cell>
          <table:table-cell table:style-name="ce1" table:formula="of:=([.B26]-0.25*[.$B$1])/(0.25*[.$B$1]+[.$C$1])" office:value-type="float" office:value="23.9993155373032">
            <text:p>23,999315537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27]*[.$C$1]+FLOOR(([.A27]+1)/4;1)*[.$B$1]" office:value-type="float" office:value="9131">
            <text:p>9131</text:p>
          </table:table-cell>
          <table:table-cell table:formula="of:=[.A27]*[.$C$1]+(([.A27]+1)/4)*[.$B$1]" office:value-type="float" office:value="9131.5">
            <text:p>9131,50</text:p>
          </table:table-cell>
          <table:table-cell table:formula="of:=[.A27]*[.$C$1]+[.$B$1]*[.A27]*0.25+[.$B$1]*0.25" office:value-type="float" office:value="9131.5">
            <text:p>9131,50</text:p>
          </table:table-cell>
          <table:table-cell table:formula="of:=(0.25*[.$B$1]+[.$C$1])*[.A27]+0.25*[.$B$1]" office:value-type="float" office:value="9131.5">
            <text:p>9131,50</text:p>
          </table:table-cell>
          <table:table-cell/>
          <table:table-cell table:formula="of:=([.E27]-0.25*[.$B$1])/(0.25*[.$B$1]+[.$C$1])" office:value-type="float" office:value="25">
            <text:p>25</text:p>
          </table:table-cell>
          <table:table-cell table:style-name="ce1" table:formula="of:=([.B27]-0.25*[.$B$1])/(0.25*[.$B$1]+[.$C$1])" office:value-type="float" office:value="24.9986310746064">
            <text:p>24,99863107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28]*[.$C$1]+FLOOR(([.A28]+1)/4;1)*[.$B$1]" office:value-type="float" office:value="9496">
            <text:p>9496</text:p>
          </table:table-cell>
          <table:table-cell table:formula="of:=[.A28]*[.$C$1]+(([.A28]+1)/4)*[.$B$1]" office:value-type="float" office:value="9496.75">
            <text:p>9496,75</text:p>
          </table:table-cell>
          <table:table-cell table:formula="of:=[.A28]*[.$C$1]+[.$B$1]*[.A28]*0.25+[.$B$1]*0.25" office:value-type="float" office:value="9496.75">
            <text:p>9496,75</text:p>
          </table:table-cell>
          <table:table-cell table:formula="of:=(0.25*[.$B$1]+[.$C$1])*[.A28]+0.25*[.$B$1]" office:value-type="float" office:value="9496.75">
            <text:p>9496,75</text:p>
          </table:table-cell>
          <table:table-cell/>
          <table:table-cell table:formula="of:=([.E28]-0.25*[.$B$1])/(0.25*[.$B$1]+[.$C$1])" office:value-type="float" office:value="26">
            <text:p>26</text:p>
          </table:table-cell>
          <table:table-cell table:style-name="ce1" table:formula="of:=([.B28]-0.25*[.$B$1])/(0.25*[.$B$1]+[.$C$1])" office:value-type="float" office:value="25.9979466119097">
            <text:p>25,99794661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29]*[.$C$1]+FLOOR(([.A29]+1)/4;1)*[.$B$1]" office:value-type="float" office:value="9862">
            <text:p>9862</text:p>
          </table:table-cell>
          <table:table-cell table:formula="of:=[.A29]*[.$C$1]+(([.A29]+1)/4)*[.$B$1]" office:value-type="float" office:value="9862">
            <text:p>9862,00</text:p>
          </table:table-cell>
          <table:table-cell table:formula="of:=[.A29]*[.$C$1]+[.$B$1]*[.A29]*0.25+[.$B$1]*0.25" office:value-type="float" office:value="9862">
            <text:p>9862,00</text:p>
          </table:table-cell>
          <table:table-cell table:formula="of:=(0.25*[.$B$1]+[.$C$1])*[.A29]+0.25*[.$B$1]" office:value-type="float" office:value="9862">
            <text:p>9862,00</text:p>
          </table:table-cell>
          <table:table-cell/>
          <table:table-cell table:formula="of:=([.E29]-0.25*[.$B$1])/(0.25*[.$B$1]+[.$C$1])" office:value-type="float" office:value="27">
            <text:p>27</text:p>
          </table:table-cell>
          <table:table-cell table:style-name="ce1" table:formula="of:=([.B29]-0.25*[.$B$1])/(0.25*[.$B$1]+[.$C$1])"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30]*[.$C$1]+FLOOR(([.A30]+1)/4;1)*[.$B$1]" office:value-type="float" office:value="10227">
            <text:p>10227</text:p>
          </table:table-cell>
          <table:table-cell table:formula="of:=[.A30]*[.$C$1]+(([.A30]+1)/4)*[.$B$1]" office:value-type="float" office:value="10227.25">
            <text:p>10227,25</text:p>
          </table:table-cell>
          <table:table-cell table:formula="of:=[.A30]*[.$C$1]+[.$B$1]*[.A30]*0.25+[.$B$1]*0.25" office:value-type="float" office:value="10227.25">
            <text:p>10227,25</text:p>
          </table:table-cell>
          <table:table-cell table:formula="of:=(0.25*[.$B$1]+[.$C$1])*[.A30]+0.25*[.$B$1]" office:value-type="float" office:value="10227.25">
            <text:p>10227,25</text:p>
          </table:table-cell>
          <table:table-cell/>
          <table:table-cell table:formula="of:=([.E30]-0.25*[.$B$1])/(0.25*[.$B$1]+[.$C$1])" office:value-type="float" office:value="28">
            <text:p>28</text:p>
          </table:table-cell>
          <table:table-cell table:style-name="ce1" table:formula="of:=([.B30]-0.25*[.$B$1])/(0.25*[.$B$1]+[.$C$1])" office:value-type="float" office:value="27.9993155373032">
            <text:p>27,999315537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31]*[.$C$1]+FLOOR(([.A31]+1)/4;1)*[.$B$1]" office:value-type="float" office:value="10592">
            <text:p>10592</text:p>
          </table:table-cell>
          <table:table-cell table:formula="of:=[.A31]*[.$C$1]+(([.A31]+1)/4)*[.$B$1]" office:value-type="float" office:value="10592.5">
            <text:p>10592,50</text:p>
          </table:table-cell>
          <table:table-cell table:formula="of:=[.A31]*[.$C$1]+[.$B$1]*[.A31]*0.25+[.$B$1]*0.25" office:value-type="float" office:value="10592.5">
            <text:p>10592,50</text:p>
          </table:table-cell>
          <table:table-cell table:formula="of:=(0.25*[.$B$1]+[.$C$1])*[.A31]+0.25*[.$B$1]" office:value-type="float" office:value="10592.5">
            <text:p>10592,50</text:p>
          </table:table-cell>
          <table:table-cell/>
          <table:table-cell table:formula="of:=([.E31]-0.25*[.$B$1])/(0.25*[.$B$1]+[.$C$1])" office:value-type="float" office:value="29">
            <text:p>29</text:p>
          </table:table-cell>
          <table:table-cell table:style-name="ce1" table:formula="of:=([.B31]-0.25*[.$B$1])/(0.25*[.$B$1]+[.$C$1])" office:value-type="float" office:value="28.9986310746064">
            <text:p>28,99863107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2]*[.$C$1]+FLOOR(([.A32]+1)/4;1)*[.$B$1]" office:value-type="float" office:value="10957">
            <text:p>10957</text:p>
          </table:table-cell>
          <table:table-cell table:formula="of:=[.A32]*[.$C$1]+(([.A32]+1)/4)*[.$B$1]" office:value-type="float" office:value="10957.75">
            <text:p>10957,75</text:p>
          </table:table-cell>
          <table:table-cell table:formula="of:=[.A32]*[.$C$1]+[.$B$1]*[.A32]*0.25+[.$B$1]*0.25" office:value-type="float" office:value="10957.75">
            <text:p>10957,75</text:p>
          </table:table-cell>
          <table:table-cell table:formula="of:=(0.25*[.$B$1]+[.$C$1])*[.A32]+0.25*[.$B$1]" office:value-type="float" office:value="10957.75">
            <text:p>10957,75</text:p>
          </table:table-cell>
          <table:table-cell/>
          <table:table-cell table:formula="of:=([.E32]-0.25*[.$B$1])/(0.25*[.$B$1]+[.$C$1])" office:value-type="float" office:value="30">
            <text:p>30</text:p>
          </table:table-cell>
          <table:table-cell table:style-name="ce1" table:formula="of:=([.B32]-0.25*[.$B$1])/(0.25*[.$B$1]+[.$C$1])" office:value-type="float" office:value="29.9979466119097">
            <text:p>29,99794661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3]*[.$C$1]+FLOOR(([.A33]+1)/4;1)*[.$B$1]" office:value-type="float" office:value="11323">
            <text:p>11323</text:p>
          </table:table-cell>
          <table:table-cell table:formula="of:=[.A33]*[.$C$1]+(([.A33]+1)/4)*[.$B$1]" office:value-type="float" office:value="11323">
            <text:p>11323,00</text:p>
          </table:table-cell>
          <table:table-cell table:formula="of:=[.A33]*[.$C$1]+[.$B$1]*[.A33]*0.25+[.$B$1]*0.25" office:value-type="float" office:value="11323">
            <text:p>11323,00</text:p>
          </table:table-cell>
          <table:table-cell table:formula="of:=(0.25*[.$B$1]+[.$C$1])*[.A33]+0.25*[.$B$1]" office:value-type="float" office:value="11323">
            <text:p>11323,00</text:p>
          </table:table-cell>
          <table:table-cell/>
          <table:table-cell table:formula="of:=([.E33]-0.25*[.$B$1])/(0.25*[.$B$1]+[.$C$1])" office:value-type="float" office:value="31">
            <text:p>31</text:p>
          </table:table-cell>
          <table:table-cell table:style-name="ce1" table:formula="of:=([.B33]-0.25*[.$B$1])/(0.25*[.$B$1]+[.$C$1])"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4]*[.$C$1]+FLOOR(([.A34]+1)/4;1)*[.$B$1]" office:value-type="float" office:value="11688">
            <text:p>11688</text:p>
          </table:table-cell>
          <table:table-cell table:formula="of:=[.A34]*[.$C$1]+(([.A34]+1)/4)*[.$B$1]" office:value-type="float" office:value="11688.25">
            <text:p>11688,25</text:p>
          </table:table-cell>
          <table:table-cell table:formula="of:=[.A34]*[.$C$1]+[.$B$1]*[.A34]*0.25+[.$B$1]*0.25" office:value-type="float" office:value="11688.25">
            <text:p>11688,25</text:p>
          </table:table-cell>
          <table:table-cell table:formula="of:=(0.25*[.$B$1]+[.$C$1])*[.A34]+0.25*[.$B$1]" office:value-type="float" office:value="11688.25">
            <text:p>11688,25</text:p>
          </table:table-cell>
          <table:table-cell/>
          <table:table-cell table:formula="of:=([.E34]-0.25*[.$B$1])/(0.25*[.$B$1]+[.$C$1])" office:value-type="float" office:value="32">
            <text:p>32</text:p>
          </table:table-cell>
          <table:table-cell table:style-name="ce1" table:formula="of:=([.B34]-0.25*[.$B$1])/(0.25*[.$B$1]+[.$C$1])" office:value-type="float" office:value="31.9993155373032">
            <text:p>31,99931553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35]*[.$C$1]+FLOOR(([.A35]+1)/4;1)*[.$B$1]" office:value-type="float" office:value="12053">
            <text:p>12053</text:p>
          </table:table-cell>
          <table:table-cell table:formula="of:=[.A35]*[.$C$1]+(([.A35]+1)/4)*[.$B$1]" office:value-type="float" office:value="12053.5">
            <text:p>12053,50</text:p>
          </table:table-cell>
          <table:table-cell table:formula="of:=[.A35]*[.$C$1]+[.$B$1]*[.A35]*0.25+[.$B$1]*0.25" office:value-type="float" office:value="12053.5">
            <text:p>12053,50</text:p>
          </table:table-cell>
          <table:table-cell table:formula="of:=(0.25*[.$B$1]+[.$C$1])*[.A35]+0.25*[.$B$1]" office:value-type="float" office:value="12053.5">
            <text:p>12053,50</text:p>
          </table:table-cell>
          <table:table-cell/>
          <table:table-cell table:formula="of:=([.E35]-0.25*[.$B$1])/(0.25*[.$B$1]+[.$C$1])" office:value-type="float" office:value="33">
            <text:p>33</text:p>
          </table:table-cell>
          <table:table-cell table:style-name="ce1" table:formula="of:=([.B35]-0.25*[.$B$1])/(0.25*[.$B$1]+[.$C$1])" office:value-type="float" office:value="32.9986310746064">
            <text:p>32,9986310746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lad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formula="of:=1000*60*60*24" office:value-type="float" office:value="86400000">
            <text:p>86400000</text:p>
          </table:table-cell>
          <table:table-cell table:formula="of:=[.B1]*365" office:value-type="float" office:value="31536000000">
            <text:p>3153600000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[.A2]-0.25*[.$B$1])/(0.25*[.$B$1]+[.$C$1])" office:value-type="float" office:value="-0.000684462696783025">
            <text:p>-0,000684462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([.A3]-0.25*[.$B$1])/(0.25*[.$B$1]+[.$C$1])" office:value-type="float" office:value="-0.000684462665094938">
            <text:p>-0,0006844627</text:p>
          </table:table-cell>
          <table:table-cell table:number-columns-repeated="3"/>
        </table:table-row>
        <table:table-row table:style-name="ro1">
          <table:table-cell table:formula="of:=[.$C$1]/2" office:value-type="float" office:value="15768000000">
            <text:p>15768000000</text:p>
          </table:table-cell>
          <table:table-cell table:formula="of:=([.A4]-0.25*[.$B$1])/(0.25*[.$B$1]+[.$C$1])" office:value-type="float" office:value="0.498973305954825">
            <text:p>0,498973306</text:p>
          </table:table-cell>
          <table:table-cell table:number-columns-repeated="3"/>
        </table:table-row>
        <table:table-row table:style-name="ro1">
          <table:table-cell table:style-name="ce3" table:formula="of:=[.$C$1]" office:value-type="float" office:value="31536000000">
            <text:p>31536000000</text:p>
          </table:table-cell>
          <table:table-cell table:formula="of:=([.A5]-0.25*[.$B$1])/(0.25*[.$B$1]+[.$C$1])" office:value-type="float" office:value="0.998631074606434">
            <text:p>0,9986310746</text:p>
          </table:table-cell>
          <table:table-cell table:number-columns-repeated="3"/>
        </table:table-row>
        <table:table-row table:style-name="ro1">
          <table:table-cell table:formula="of:=[.$C$1]+[.$B$1]" office:value-type="float" office:value="31622400000">
            <text:p>31622400000</text:p>
          </table:table-cell>
          <table:table-cell table:formula="of:=([.A6]-0.25*[.$B$1])/(0.25*[.$B$1]+[.$C$1])" office:value-type="float" office:value="1.00136892539357">
            <text:p>1,0013689254</text:p>
          </table:table-cell>
          <table:table-cell table:number-columns-repeated="3"/>
        </table:table-row>
        <table:table-row table:style-name="ro1">
          <table:table-cell table:formula="of:=[.$C$1]*2" office:value-type="float" office:value="63072000000">
            <text:p>63072000000</text:p>
          </table:table-cell>
          <table:table-cell table:formula="of:=([.A7]-0.25*[.$B$1])/(0.25*[.$B$1]+[.$C$1])" office:value-type="float" office:value="1.99794661190965">
            <text:p>1,9979466119</text:p>
          </table:table-cell>
          <table:table-cell table:number-columns-repeated="3"/>
        </table:table-row>
        <table:table-row table:style-name="ro1">
          <table:table-cell table:formula="of:=[.A7]+[.$B$1]" office:value-type="float" office:value="63158400000">
            <text:p>63158400000</text:p>
          </table:table-cell>
          <table:table-cell table:formula="of:=([.A8]-0.25*[.$B$1])/(0.25*[.$B$1]+[.$C$1])" office:value-type="float" office:value="2.00068446269678">
            <text:p>2,0006844627</text:p>
          </table:table-cell>
          <table:table-cell table:number-columns-repeated="3"/>
        </table:table-row>
        <table:table-row table:style-name="ro1">
          <table:table-cell table:formula="of:=[.$C$1]*3" office:value-type="float" office:value="94608000000">
            <text:p>94608000000</text:p>
          </table:table-cell>
          <table:table-cell table:formula="of:=([.A9]-0.25*[.$B$1])/(0.25*[.$B$1]+[.$C$1])" office:value-type="float" office:value="2.99726214921287">
            <text:p>2,9972621492</text:p>
          </table:table-cell>
          <table:table-cell table:number-columns-repeated="3"/>
        </table:table-row>
        <table:table-row table:style-name="ro1">
          <table:table-cell table:formula="of:=[.A9]+[.$B$1]" office:value-type="float" office:value="94694400000">
            <text:p>94694400000</text:p>
          </table:table-cell>
          <table:table-cell table:formula="of:=([.A10]-0.25*[.$B$1])/(0.25*[.$B$1]+[.$C$1]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[.$C$1]*4" office:value-type="float" office:value="126144000000">
            <text:p>126144000000</text:p>
          </table:table-cell>
          <table:table-cell table:formula="of:=([.A11]-0.25*[.$B$1])/(0.25*[.$B$1]+[.$C$1])" office:value-type="float" office:value="3.99657768651608">
            <text:p>3,9965776865</text:p>
          </table:table-cell>
          <table:table-cell table:number-columns-repeated="3"/>
        </table:table-row>
        <table:table-row table:style-name="ro1">
          <table:table-cell table:formula="of:=[.A11]+[.$B$1]" office:value-type="float" office:value="126230400000">
            <text:p>126230400000</text:p>
          </table:table-cell>
          <table:table-cell table:formula="of:=([.A12]-0.25*[.$B$1])/(0.25*[.$B$1]+[.$C$1])" office:value-type="float" office:value="3.99931553730322">
            <text:p>3,9993155373</text:p>
          </table:table-cell>
          <table:table-cell table:number-columns-repeated="3"/>
        </table:table-row>
        <table:table-row table:style-name="ro1">
          <table:table-cell table:formula="of:=[.A11]+2*[.$B$1]" office:value-type="float" office:value="126316800000">
            <text:p>126316800000</text:p>
          </table:table-cell>
          <table:table-cell table:formula="of:=([.A13]-0.25*[.$B$1])/(0.25*[.$B$1]+[.$C$1])" office:value-type="float" office:value="4.00205338809035">
            <text:p>4,0020533881</text:p>
          </table:table-cell>
          <table:table-cell table:number-columns-repeated="3"/>
        </table:table-row>
        <table:table-row table:style-name="ro1">
          <table:table-cell table:formula="of:=[.$C$1]*5" office:value-type="float" office:value="157680000000">
            <text:p>157680000000</text:p>
          </table:table-cell>
          <table:table-cell table:formula="of:=([.A14]-0.25*[.$B$1])/(0.25*[.$B$1]+[.$C$1])" office:value-type="float" office:value="4.9958932238193">
            <text:p>4,9958932238</text:p>
          </table:table-cell>
          <table:table-cell table:number-columns-repeated="3"/>
        </table:table-row>
        <table:table-row table:style-name="ro1">
          <table:table-cell table:formula="of:=[.A14]+[.$B$1]" office:value-type="float" office:value="157766400000">
            <text:p>157766400000</text:p>
          </table:table-cell>
          <table:table-cell table:formula="of:=([.A15]-0.25*[.$B$1])/(0.25*[.$B$1]+[.$C$1])" office:value-type="float" office:value="4.99863107460643">
            <text:p>4,9986310746</text:p>
          </table:table-cell>
          <table:table-cell table:number-columns-repeated="3"/>
        </table:table-row>
        <table:table-row table:style-name="ro1">
          <table:table-cell table:formula="of:=[.A14]+2*[.$B$1]" office:value-type="float" office:value="157852800000">
            <text:p>157852800000</text:p>
          </table:table-cell>
          <table:table-cell table:formula="of:=([.A16]-0.25*[.$B$1])/(0.25*[.$B$1]+[.$C$1])" office:value-type="float" office:value="5.00136892539357">
            <text:p>5,0013689254</text:p>
          </table:table-cell>
          <table:table-cell table:number-columns-repeated="3"/>
        </table:table-row>
        <table:table-row table:style-name="ro1">
          <table:table-cell table:formula="of:=[.$C$1]*6" office:value-type="float" office:value="189216000000">
            <text:p>189216000000</text:p>
          </table:table-cell>
          <table:table-cell table:formula="of:=([.A17]-0.25*[.$B$1])/(0.25*[.$B$1]+[.$C$1])" office:value-type="float" office:value="5.99520876112252">
            <text:p>5,9952087611</text:p>
          </table:table-cell>
          <table:table-cell table:number-columns-repeated="3"/>
        </table:table-row>
        <table:table-row table:style-name="ro1">
          <table:table-cell table:formula="of:=[.A17]+[.$B$1]" office:value-type="float" office:value="189302400000">
            <text:p>189302400000</text:p>
          </table:table-cell>
          <table:table-cell table:formula="of:=([.A18]-0.25*[.$B$1])/(0.25*[.$B$1]+[.$C$1])" office:value-type="float" office:value="5.99794661190965">
            <text:p>5,9979466119</text:p>
          </table:table-cell>
          <table:table-cell table:number-columns-repeated="3"/>
        </table:table-row>
        <table:table-row table:style-name="ro1">
          <table:table-cell table:formula="of:=[.A17]+2*[.$B$1]" office:value-type="float" office:value="189388800000">
            <text:p>189388800000</text:p>
          </table:table-cell>
          <table:table-cell table:formula="of:=([.A19]-0.25*[.$B$1])/(0.25*[.$B$1]+[.$C$1])" office:value-type="float" office:value="6.00068446269678">
            <text:p>6,0006844627</text:p>
          </table:table-cell>
          <table:table-cell table:number-columns-repeated="3"/>
        </table:table-row>
        <table:table-row table:style-name="ro1">
          <table:table-cell table:formula="of:=[.$C$1]*7" office:value-type="float" office:value="220752000000">
            <text:p>220752000000</text:p>
          </table:table-cell>
          <table:table-cell table:formula="of:=([.A20]-0.25*[.$B$1])/(0.25*[.$B$1]+[.$C$1])" office:value-type="float" office:value="6.99452429842574">
            <text:p>6,9945242984</text:p>
          </table:table-cell>
          <table:table-cell table:number-columns-repeated="3"/>
        </table:table-row>
        <table:table-row table:style-name="ro1">
          <table:table-cell table:formula="of:=[.A20]+[.$B$1]" office:value-type="float" office:value="220838400000">
            <text:p>220838400000</text:p>
          </table:table-cell>
          <table:table-cell table:formula="of:=([.A21]-0.25*[.$B$1])/(0.25*[.$B$1]+[.$C$1])" office:value-type="float" office:value="6.99726214921287">
            <text:p>6,9972621492</text:p>
          </table:table-cell>
          <table:table-cell table:number-columns-repeated="3"/>
        </table:table-row>
        <table:table-row table:style-name="ro1">
          <table:table-cell table:formula="of:=[.A20]+2*[.$B$1]" office:value-type="float" office:value="220924800000">
            <text:p>220924800000</text:p>
          </table:table-cell>
          <table:table-cell table:formula="of:=([.A22]-0.25*[.$B$1])/(0.25*[.$B$1]+[.$C$1])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[.$C$1]*11" office:value-type="float" office:value="346896000000">
            <text:p>346896000000</text:p>
          </table:table-cell>
          <table:table-cell table:formula="of:=([.A23]-0.25*[.$B$1])/(0.25*[.$B$1]+[.$C$1])" office:value-type="float" office:value="10.9917864476386">
            <text:p>10,9917864476</text:p>
          </table:table-cell>
          <table:table-cell table:number-columns-repeated="3"/>
        </table:table-row>
        <table:table-row table:style-name="ro1">
          <table:table-cell table:formula="of:=[.A23]+[.$B$1]" office:value-type="float" office:value="346982400000">
            <text:p>346982400000</text:p>
          </table:table-cell>
          <table:table-cell table:formula="of:=([.A24]-0.25*[.$B$1])/(0.25*[.$B$1]+[.$C$1])" office:value-type="float" office:value="10.9945242984257">
            <text:p>10,9945242984</text:p>
          </table:table-cell>
          <table:table-cell table:number-columns-repeated="3"/>
        </table:table-row>
        <table:table-row table:style-name="ro1">
          <table:table-cell table:formula="of:=[.A23]+2*[.$B$1]" office:value-type="float" office:value="347068800000">
            <text:p>347068800000</text:p>
          </table:table-cell>
          <table:table-cell table:formula="of:=([.A25]-0.25*[.$B$1])/(0.25*[.$B$1]+[.$C$1])" office:value-type="float" office:value="10.9972621492129">
            <text:p>10,9972621492</text:p>
          </table:table-cell>
          <table:table-cell table:number-columns-repeated="3"/>
        </table:table-row>
        <table:table-row table:style-name="ro1">
          <table:table-cell table:formula="of:=[.A23]+3*[.$B$1]" office:value-type="float" office:value="347155200000">
            <text:p>347155200000</text:p>
          </table:table-cell>
          <table:table-cell table:formula="of:=([.A26]-0.25*[.$B$1])/(0.25*[.$B$1]+[.$C$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[.$C$1]*15" office:value-type="float" office:value="473040000000">
            <text:p>473040000000</text:p>
          </table:table-cell>
          <table:table-cell table:formula="of:=([.A27]-0.25*[.$B$1])/(0.25*[.$B$1]+[.$C$1])" office:value-type="float" office:value="14.9890485968515">
            <text:p>14,9890485969</text:p>
          </table:table-cell>
          <table:table-cell table:number-columns-repeated="3"/>
        </table:table-row>
        <table:table-row table:style-name="ro1">
          <table:table-cell table:formula="of:=[.A27]+4*[.$B$1]" office:value-type="float" office:value="473385600000">
            <text:p>473385600000</text:p>
          </table:table-cell>
          <table:table-cell table:formula="of:=([.A28]-0.25*[.$B$1])/(0.25*[.$B$1]+[.$C$1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[.$C$1]*19" office:value-type="float" office:value="599184000000">
            <text:p>599184000000</text:p>
          </table:table-cell>
          <table:table-cell table:formula="of:=([.A29]-0.25*[.$B$1])/(0.25*[.$B$1]+[.$C$1])" office:value-type="float" office:value="18.9863107460643">
            <text:p>18,9863107461</text:p>
          </table:table-cell>
          <table:table-cell table:number-columns-repeated="3"/>
        </table:table-row>
        <table:table-row table:style-name="ro1">
          <table:table-cell table:formula="of:=[.A29]+5*[.$B$1]" office:value-type="float" office:value="599616000000">
            <text:p>599616000000</text:p>
          </table:table-cell>
          <table:table-cell table:formula="of:=([.A30]-0.25*[.$B$1])/(0.25*[.$B$1]+[.$C$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formula="of:=[.$C$1]*31" office:value-type="float" office:value="977616000000">
            <text:p>977616000000</text:p>
          </table:table-cell>
          <table:table-cell table:formula="of:=([.A31]-0.25*[.$B$1])/(0.25*[.$B$1]+[.$C$1])" office:value-type="float" office:value="30.9780971937029">
            <text:p>30,9780971937</text:p>
          </table:table-cell>
          <table:table-cell table:number-columns-repeated="3"/>
        </table:table-row>
        <table:table-row table:style-name="ro1">
          <table:table-cell table:formula="of:=[.A31]+8*[.$B$1]" office:value-type="float" office:value="978307200000">
            <text:p>978307200000</text:p>
          </table:table-cell>
          <table:table-cell table:formula="of:=([.A32]-0.25*[.$B$1])/(0.25*[.$B$1]+[.$C$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formula="of:=[.$C$1]*32" office:value-type="float" office:value="1009152000000">
            <text:p>1009152000000</text:p>
          </table:table-cell>
          <table:table-cell table:formula="of:=([.A33]-0.25*[.$B$1])/(0.25*[.$B$1]+[.$C$1])" office:value-type="float" office:value="31.9774127310062">
            <text:p>31,977412731</text:p>
          </table:table-cell>
          <table:table-cell table:number-columns-repeated="3"/>
        </table:table-row>
        <table:table-row table:style-name="ro1">
          <table:table-cell table:formula="of:=[.A33]+9*[.$B$1]" office:value-type="float" office:value="1009929600000">
            <text:p>1009929600000</text:p>
          </table:table-cell>
          <table:table-cell table:formula="of:=([.A34]-0.25*[.$B$1])/(0.25*[.$B$1]+[.$C$1])" office:value-type="float" office:value="32.0020533880903">
            <text:p>32,0020533881</text:p>
          </table:table-cell>
          <table:table-cell table:number-columns-repeated="3"/>
        </table:table-row>
        <table:table-row table:style-name="ro1">
          <table:table-cell table:formula="of:=[.$C$1]*33" office:value-type="float" office:value="1040688000000">
            <text:p>1040688000000</text:p>
          </table:table-cell>
          <table:table-cell table:formula="of:=([.A35]-0.25*[.$B$1])/(0.25*[.$B$1]+[.$C$1])" office:value-type="float" office:value="32.9767282683094">
            <text:p>32,9767282683</text:p>
          </table:table-cell>
          <table:table-cell table:number-columns-repeated="3"/>
        </table:table-row>
      </table:table>
      <table:table table:name="Blad3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formula="of:=1000*60*60*24" office:value-type="float" office:value="86400000">
            <text:p>86400000</text:p>
          </table:table-cell>
          <table:table-cell table:formula="of:=[.$B$1]*365" office:value-type="float" office:value="31536000000">
            <text:p>31536000000</text:p>
          </table:table-cell>
          <table:table-cell table:formula="of:=[.$C$1]*33+[.$B$1]*8" office:value-type="float" office:value="1041379200000">
            <text:p>10413792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table:formula="of:=[.A3]*33" office:value-type="float" office:value="-66">
            <text:p>-66</text:p>
          </table:table-cell>
          <table:table-cell table:formula="of:=[.B3]+32" office:value-type="float" office:value="-34">
            <text:p>-34</text:p>
          </table:table-cell>
          <table:table-cell table:formula="of:=[.A3]*[.$D$1]" office:value-type="float" office:value="-2082758400000">
            <text:p>-208275840000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[.A4]*33" office:value-type="float" office:value="-33">
            <text:p>-33</text:p>
          </table:table-cell>
          <table:table-cell table:formula="of:=[.B4]+32" office:value-type="float" office:value="-1">
            <text:p>-1</text:p>
          </table:table-cell>
          <table:table-cell table:formula="of:=[.A4]*[.$D$1]" office:value-type="float" office:value="-1041379200000">
            <text:p>-10413792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5]*33" office:value-type="float" office:value="0">
            <text:p>0</text:p>
          </table:table-cell>
          <table:table-cell table:formula="of:=[.B5]+32" office:value-type="float" office:value="32">
            <text:p>32</text:p>
          </table:table-cell>
          <table:table-cell table:formula="of:=[.A5]*[.$D$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6]*33" office:value-type="float" office:value="33">
            <text:p>33</text:p>
          </table:table-cell>
          <table:table-cell table:formula="of:=[.B6]+32" office:value-type="float" office:value="65">
            <text:p>65</text:p>
          </table:table-cell>
          <table:table-cell table:formula="of:=[.A6]*[.$D$1]" office:value-type="float" office:value="1041379200000">
            <text:p>10413792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7]*33" office:value-type="float" office:value="66">
            <text:p>66</text:p>
          </table:table-cell>
          <table:table-cell table:formula="of:=[.B7]+32" office:value-type="float" office:value="98">
            <text:p>98</text:p>
          </table:table-cell>
          <table:table-cell table:formula="of:=[.A7]*[.$D$1]" office:value-type="float" office:value="2082758400000">
            <text:p>20827584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-2082762000000-[.D3]" office:value-type="float" office:value="-3600000">
            <text:p>-360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1-03-2015</text:date>, <text:time>14:45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Kampers</meta:initial-creator>
    <meta:creation-date>2015-02-17T20:28:11.41</meta:creation-date>
    <dc:date>2015-03-01T14:45:37.43</dc:date>
    <dc:creator>Bart Kampers</dc:creator>
    <meta:editing-duration>P2DT39M52S</meta:editing-duration>
    <meta:editing-cycles>6</meta:editing-cycles>
    <meta:generator>OpenOffice/4.1.1$Win32 OpenOffice.org_project/411m6$Build-9775</meta:generator>
    <meta:document-statistic meta:table-count="3" meta:cell-count="334" meta:object-count="0"/>
  </office:meta>
</office:document-meta>
</file>